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3.29pt" fo:break-before="auto" style:use-optimal-row-height="true"/>
    </style:style>
    <style:style style:name="ro1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number-columns-repeated="2" table:default-cell-style-name="ce6"/>
        <table:table-column table:style-name="co3" table:default-cell-style-name="ce6"/>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22" table:number-columns-repeated="990"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table:number-columns-repeated="990"/>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99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994"/>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994"/>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997"/>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table:number-columns-repeated="990"/>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992"/>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992"/>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993"/>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992"/>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5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style-name="ce5" office:value-type="string" calcext:value-type="string">
            <text:p>P or 1</text:p>
          </table:table-cell>
          <table:table-cell table:style-name="ce5" office:value-type="string" calcext:value-type="string">
            <text:p>(not tracked)</text:p>
          </table:table-cell>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8" office:value-type="string" calcext:value-type="string">
            <text:p>1 Logo DUE</text:p>
          </table:table-cell>
          <table:table-cell table:style-name="ce5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7" office:value-type="string" calcext:value-type="string">
            <text:p>2,2,1</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4"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style-name="ce4" table:number-columns-repeated="990"/>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style-name="ce5" office:value-type="float" office:value="0" calcext:value-type="float">
            <text:p>0</text:p>
          </table:table-cell>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8" office:value-type="string" calcext:value-type="string">
            <text:p>- <text:span text:style-name="T5">The Victorian Internet</text:span><text:span text:style-name="T4"> reading don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style-name="ce5" office:value-type="string" calcext:value-type="string">
            <text:p>0?</text:p>
          </table:table-cell>
          <table:table-cell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996"/>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style-name="ce4" office:value-type="string" calcext:value-type="string">
            <text:p>0?</text:p>
          </table:table-cell>
          <table:table-cell table:style-name="ce4" office:value-type="string" calcext:value-type="string">
            <text:p>0 or P (IIRC)</text:p>
          </table:table-cell>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996"/>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996"/>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997"/>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997"/>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997"/>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99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997"/>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997"/>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997"/>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997"/>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997"/>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997"/>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99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number-columns-repeated="5"/>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number-columns-repeated="5"/>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997"/>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number-columns-repeated="5"/>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number-columns-repeated="5"/>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number-columns-repeated="5"/>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99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99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number-columns-repeated="5"/>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998"/>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number-columns-repeated="5"/>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number-columns-repeated="5"/>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number-columns-repeated="5"/>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number-columns-repeated="5"/>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number-columns-repeated="5"/>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number-columns-repeated="5"/>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number-columns-repeated="5"/>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number-columns-repeated="5"/>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number-columns-repeated="5"/>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number-columns-repeated="5"/>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number-columns-repeated="5"/>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number-columns-repeated="5"/>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5"/>
          <table:table-cell office:value-type="string" calcext:value-type="string">
            <text:p>Paid rent: $404.03</text:p>
          </table:table-cell>
          <table:table-cell table:number-columns-repeated="998"/>
        </table:table-row>
        <table:table-row table:style-name="ro5">
          <table:table-cell table:style-name="ce2" office:value-type="date" office:date-value="2017-08-27" calcext:value-type="date">
            <text:p>2017-08-27</text:p>
          </table:table-cell>
          <table:table-cell table:number-columns-repeated="8"/>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2" office:value-type="date" office:date-value="2017-08-28" calcext:value-type="date">
            <text:p>2017-08-28</text:p>
          </table:table-cell>
          <table:table-cell table:number-columns-repeated="1023"/>
        </table:table-row>
        <table:table-row table:style-name="ro2">
          <table:table-cell table:style-name="ce2" office:value-type="date" office:date-value="2017-08-29" calcext:value-type="date">
            <text:p>2017-08-29</text:p>
          </table:table-cell>
          <table:table-cell table:number-columns-repeated="1023"/>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2">
          <table:table-cell table:style-name="ce2" office:value-type="date" office:date-value="2017-09-06" calcext:value-type="date">
            <text:p>2017-09-06</text:p>
          </table:table-cell>
          <table:table-cell table:number-columns-repeated="1023"/>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23:19:36.762803219</dc:date>
    <meta:creation-date>2016-09-05T22:47:24Z</meta:creation-date>
    <meta:editing-cycles>947</meta:editing-cycles>
    <meta:editing-duration>P19DT16H16M1S</meta:editing-duration>
    <meta:generator>LibreOffice/5.2.3.3$Linux_X86_64 LibreOffice_project/20m0$Build-3</meta:generator>
    <meta:document-statistic meta:table-count="3" meta:cell-count="3287" meta:object-count="0"/>
  </office:meta>
</office:document-meta>
</file>